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8.5pt" fo:font-weight="normal" style:font-size-asian="18.5pt" style:font-weight-asian="normal" style:font-size-complex="18.5pt" style:font-weight-complex="normal"/>
    </style:style>
    <style:style style:name="P22" style:family="paragraph" style:parent-style-name="Text_20_body" style:list-style-name="L2">
      <style:paragraph-properties fo:text-align="start" style:justify-single-word="false"/>
      <style:text-properties fo:font-size="18.5pt" fo:font-weight="normal" style:font-size-asian="18.5pt" style:font-weight-asian="normal" style:font-size-complex="18.5pt" style:font-weight-complex="normal"/>
    </style:style>
    <style:style style:name="P23" style:family="paragraph" style:parent-style-name="Text_20_body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2">
      <style:paragraph-properties fo:text-align="start" style:justify-single-word="false"/>
      <style:text-properties style:font-name="Times New Roman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style:font-name="Times New Roman" fo:font-size="18.5pt" fo:font-weight="normal" style:font-name-asian="Calibri" style:font-size-asian="18.5pt" style:font-weight-asian="normal" style:font-name-complex="Calibri" style:font-size-complex="18.5pt" style:font-weight-complex="normal"/>
    </style:style>
    <style:style style:name="P26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ext_20_body" style:list-style-name="L1">
      <style:paragraph-properties fo:text-align="start" style:justify-single-word="false" fo:break-before="page"/>
      <style:text-properties fo:font-size="18.5pt" fo:font-weight="bold" style:font-size-asian="18.5pt" style:font-weight-asian="bold" style:font-size-complex="18.5pt" style:font-weight-complex="bold"/>
    </style:style>
    <style:style style:name="T1" style:family="text">
      <style:text-properties fo:font-weight="normal" style:font-name-asian="Calibri" style:font-weight-asian="normal" style:font-name-complex="Calibri" style:font-weight-complex="normal"/>
    </style:style>
    <style:style style:name="T2" style:family="text">
      <style:text-properties style:font-name-asian="Calibri" style:font-name-complex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Title">INFORME DE DOCUMENTACIÓN DEL PROVEEDOR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16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9">1</text:p>
          </table:table-cell>
          <table:table-cell table:style-name="Tabla4.A3" office:value-type="string">
            <text:p text:style-name="P9">Alejandro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9">16/12/2017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2"/>
      <text:list xml:id="list32695471" text:style-name="L1">
        <text:list-item>
          <text:p text:style-name="P27">Analísis de herramientas</text:p>
          <text:p text:style-name="P20">Nuestro proveedor nos propone las siguientes herramientas para trabajar en nuestro proyecto:</text:p>
          <text:p text:style-name="P20">Jitsi: para las comunicaciones internas, herramienta desechada por su mal funcionamiento</text:p>
          <text:p text:style-name="P20">Riot: para suplir el rechazo de Jitsi, herramienta usada en la actualidad</text:p>
          <text:p text:style-name="P20">Taiga: para la planifiación y gestión de tareas, herramienta usada actualmente</text:p>
          <text:p text:style-name="P20">GitHub: para mantenimiento de documentación, usada ahora mismo.</text:p>
          <text:p text:style-name="P20">ProjectLibre: para realizar los diagramas de Gantt</text:p>
        </text:list-item>
      </text:list>
      <text:list xml:id="list32692910" text:style-name="L2">
        <text:list-item>
          <text:p text:style-name="P22">1.1. Manual de RIOT</text:p>
          <text:p text:style-name="P16"><text:span text:style-name="T1">Riot.im es una herramienta diseñada para la comunicación y coordinación </text:span><text:span text:style-name="T2">permite llevar reuniones de forma tanto escrita como hablada, además de poder enviar archivos. Además, toda la comunicación dentro de la aplicación es encriptada.</text:span></text:p>
          <text:p text:style-name="P17">Primero hay que registrarse en la aplicación con el correo electrónico, teléfono o el nombre de usuario.</text:p>
          <text:p text:style-name="P17">Una vez registrado encontramos las opciones de Inicio, Comenzar chat, Salas, Crear Sala, Comunidades y Configuración.</text:p>
        </text:list-item>
        <text:list-item>
          <text:p text:style-name="P25">1.2. Manual de TAIGA</text:p>
          <text:p text:style-name="P23"><text:span text:style-name="T1">Taiga es una aplicación para administrar proyectos realizando un seguimiento del progreso del mismo. Se pueden usar plantilla Kanban o Scrum, o ambas. Para registrarse en la aplicación entramos en la página </text:span><text:a xlink:type="simple" xlink:href="https://tiaga.io/"><text:span text:style-name="T1">https://tiaga.io/</text:span></text:a><text:span text:style-name="T1"> y seleccionamos "Sign up". Rellenamos el formulario de registro creando la cuenta.</text:span></text:p>
          <text:p text:style-name="P24">En el menú principal tenemos ne Homepage, ayuda, Dashboard, buscador de proyectos, gestionar y crear proyectos y perfil y configuración.</text:p>
          <text:p text:style-name="P24">Una vez creado el proyecto podemos crear las tareas correspondientes del mismo, integrando estar tareas con toggl y GitHub.</text:p>
        </text:list-item>
        <text:list-item>
          <text:p text:style-name="P25">1.3. Manual de GitHub</text:p>
          <text:p text:style-name="P23"><text:span text:style-name="T1">GitHub es una herramienta para crear y gestionar repositorios de código y documentos. Se puede acceder a la aplicación a través de la URL </text:span><text:a xlink:type="simple" xlink:href="https://about.github.com/"><text:span text:style-name="T1">https://about.github.com/</text:span></text:a><text:span text:style-name="T1"> , rellenamos el formulario de registro y podremos crear el proyecto y el grupo de trabajo. </text:span></text:p>
          <text:p text:style-name="P24">Para gestionar los proyectos accedemos la grupo específico desde la barra de tareas.</text:p>
        </text:list-item>
        <text:list-item>
          <text:p text:style-name="P25">1.4. Manual de ProjectLibre</text:p>
          <text:p text:style-name="P23"><text:span text:style-name="T1">Lo primero es acceder a su web oficial y descargar el proyecto </text:span><text:a xlink:type="simple" xlink:href="https://www.projectlibre.com/product/projectlibre-open_source"><text:span text:style-name="T1">https://www.projectlibre.com/product/projectlibre-open_source</text:span></text:a><text:span text:style-name="T1"> . Acto seguido creamos el proyecto y establecemos los parámetro básicos (nombre, administrador, fecha inicio y notas). </text:span></text:p>
          <text:p text:style-name="P24">Dentro del proyecto podremos gestionar los recursos (trabajadores), tareas, (tareas y diagramas de Gant) y generar informes.</text:p>
          <text:p text:style-name="P24"/>
          <text:p text:style-name="P19"/>
        </text:list-item>
      </text:list>
      <text:p text:style-name="P18"><text:soft-page-break/></text:p>
      <text:p text:style-name="P21"/>
      <text:list xml:id="list32702455" text:continue-list="list32695471" text:style-name="L1">
        <text:list-header>
          <text:p text:style-name="P26"/>
          <text:list>
            <text:list-header>
              <text:p text:style-name="P26"><text:tab/><text:tab/><text:tab/><text:tab/></text:p>
              <text:p text:style-name="P26"><text:tab/><text:tab/><text:tab/><text:tab/><text:tab/><text:tab/><text:tab/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Informe documentación] – [1,0]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5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8M31S</meta:editing-duration>
    <meta:editing-cycles>15</meta:editing-cycles>
    <meta:generator>OpenOffice.org/3.2$Win32 OpenOffice.org_project/320m18$Build-9502</meta:generator>
    <dc:date>2017-12-16T12:53:07.95</dc:date>
    <meta:document-statistic meta:table-count="4" meta:image-count="0" meta:object-count="0" meta:page-count="5" meta:paragraph-count="53" meta:word-count="417" meta:character-count="2771"/>
    <meta:user-defined meta:name="Info 1"/>
    <meta:user-defined meta:name="Info 2"/>
    <meta:user-defined meta:name="Info 3"/>
    <meta:user-defined meta:name="Info 4"/>
  </office:meta>
</office:document-meta>
</file>